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7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6" table:style-name="ce2"/>
          <table:table-cell office:value-type="string" table:style-name="ce2">
            <text:p>holy_freeze</text:p>
          </table:table-cell>
          <table:table-cell table:number-columns-repeated="2" table:style-name="ce2"/>
          <table:table-cell office:value-type="string" table:style-name="ce2">
            <text:p>righteous_fir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mproved_auras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3" table:style-name="ce2"/>
          <table:table-cell office:value-type="string" table:style-name="ce2">
            <text:p>clarity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zardry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ar_of_judgem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assive_divin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od_holy_flower_dmg</text:p>
          </table:table-cell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[CENTER]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od_holy_flower_rest</text:p>
          </table:table-cell>
          <table:table-cell table:number-columns-repeated="16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6" table:style-name="ce2"/>
          <table:table-cell office:value-type="string" table:style-name="ce2">
            <text:p>trickery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urifying_fires</text:p>
          </table:table-cell>
          <table:table-cell table:number-columns-repeated="5" table:style-name="ce2"/>
          <table:table-cell office:value-type="string" table:style-name="ce2">
            <text:p>holy_flower</text:p>
          </table:table-cell>
          <table:table-cell table:number-columns-repeated="18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ravery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od_holy_flower_cure</text:p>
          </table:table-cell>
          <table:table-cell table:number-columns-repeated="16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ing_aura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start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9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Kelvin Vuu</dc:creator>
    <meta:creation-date>2020-09-04T12:47:59Z</meta:creation-date>
    <dc:date>2020-11-25T05:48:29Z</dc:date>
    <meta:editing-cycles>16</meta:editing-cycles>
    <meta:editing-duration>PT1428S</meta:editing-duration>
  </office:meta>
</office:document-meta>
</file>